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ellipse draw:style-name="gr1" draw:text-style-name="P1" draw:layer="layout" svg:width="1.8cm" svg:height="0.7cm" svg:x="9.1cm" svg:y="1.6cm">
          <text:p text:style-name="P1">begin</text:p>
        </draw:ellipse>
        <draw:custom-shape draw:style-name="gr2" draw:text-style-name="P2" draw:layer="layout" svg:width="2.2cm" svg:height="1.1cm" svg:x="8.8cm" svg:y="2.6cm">
          <text:p text:style-name="P2">Numb1</text:p>
          <text:p text:style-name="P2">Numb2</text:p>
          <text:p text:style-name="P2">Numb3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draw:layer="layout" svg:width="2.6cm" svg:height="1.5cm" svg:x="8.7cm" svg:y="6.1cm">
          <text:p text:style-name="P2">Size1 == 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2.8cm" svg:height="1.5cm" svg:x="8.5cm" svg:y="4.2cm">
          <text:p text:style-name="P2">size1(numb1)</text:p>
          <text:p text:style-name="P2">size2(numb3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3" draw:text-style-name="P3" draw:layer="layout" svg:x1="12.6cm" svg:y1="6.8cm" svg:x2="11.3cm" svg:y2="6.8cm">
          <text:p/>
        </draw:line>
        <draw:line draw:style-name="gr3" draw:text-style-name="P3" draw:layer="layout" svg:x1="7.4cm" svg:y1="6.9cm" svg:x2="8.8cm" svg:y2="6.9cm">
          <text:p/>
        </draw:line>
        <draw:line draw:style-name="gr3" draw:text-style-name="P3" draw:layer="layout" svg:x1="12.6cm" svg:y1="7.8cm" svg:x2="12.6cm" svg:y2="6.8cm">
          <text:p/>
        </draw:line>
        <draw:line draw:style-name="gr3" draw:text-style-name="P3" draw:layer="layout" svg:x1="7.4cm" svg:y1="7.9cm" svg:x2="7.4cm" svg:y2="6.9cm">
          <text:p/>
        </draw:line>
        <draw:custom-shape draw:style-name="gr2" draw:text-style-name="P2" draw:layer="layout" svg:width="2.6cm" svg:height="1.5cm" svg:x="11.3cm" svg:y="7.9cm">
          <text:p text:style-name="P2">Size2 == 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15.2cm" svg:y1="8.6cm" svg:x2="13.9cm" svg:y2="8.6cm">
          <text:p/>
        </draw:line>
        <draw:line draw:style-name="gr3" draw:text-style-name="P3" draw:layer="layout" svg:x1="10cm" svg:y1="8.7cm" svg:x2="11.4cm" svg:y2="8.7cm">
          <text:p/>
        </draw:line>
        <draw:line draw:style-name="gr3" draw:text-style-name="P3" draw:layer="layout" svg:x1="10cm" svg:y1="9.7cm" svg:x2="10cm" svg:y2="8.7cm">
          <text:p/>
        </draw:line>
        <draw:line draw:style-name="gr3" draw:text-style-name="P3" draw:layer="layout" svg:x1="15.2cm" svg:y1="8.7cm" svg:x2="15.2cm" svg:y2="12.3cm">
          <text:p/>
        </draw:line>
        <draw:rect draw:style-name="gr1" draw:text-style-name="P4" draw:layer="layout" svg:width="4.5cm" svg:height="2.1cm" svg:x="4.6cm" svg:y="7.8cm">
          <text:p text:style-name="P4">Answer = </text:p>
          <text:p text:style-name="P4">numb1.numb2.(numb3+1)</text:p>
        </draw:rect>
        <draw:rect draw:style-name="gr1" draw:text-style-name="P2" draw:layer="layout" svg:width="5cm" svg:height="1.6cm" svg:x="9.4cm" svg:y="9.7cm">
          <text:p text:style-name="P4">Answer = </text:p>
          <text:p text:style-name="P4">numb3.numb2.(numb1+1)</text:p>
        </draw:rect>
        <draw:line draw:style-name="gr3" draw:text-style-name="P3" draw:layer="layout" svg:x1="11.8cm" svg:y1="11.3cm" svg:x2="11.8cm" svg:y2="12.4cm">
          <text:p/>
        </draw:line>
        <draw:line draw:style-name="gr3" draw:text-style-name="P3" draw:layer="layout" svg:x1="15.2cm" svg:y1="12.4cm" svg:x2="11.8cm" svg:y2="12.4cm">
          <text:p/>
        </draw:line>
        <draw:line draw:style-name="gr3" draw:text-style-name="P3" draw:layer="layout" svg:x1="7.4cm" svg:y1="10cm" svg:x2="7.4cm" svg:y2="13.2cm">
          <text:p/>
        </draw:line>
        <draw:line draw:style-name="gr3" draw:text-style-name="P3" draw:layer="layout" svg:x1="13.6cm" svg:y1="12.4cm" svg:x2="13.6cm" svg:y2="13.2cm">
          <text:p/>
        </draw:line>
        <draw:line draw:style-name="gr3" draw:text-style-name="P3" draw:layer="layout" svg:x1="7.4cm" svg:y1="13.2cm" svg:x2="13.6cm" svg:y2="13.2cm">
          <text:p/>
        </draw:line>
        <draw:line draw:style-name="gr3" draw:text-style-name="P3" draw:layer="layout" svg:x1="10.5cm" svg:y1="14.6cm" svg:x2="10.5cm" svg:y2="13.2cm">
          <text:p/>
        </draw:line>
        <draw:custom-shape draw:style-name="gr2" draw:text-style-name="P3" draw:layer="layout" svg:width="2.8cm" svg:height="1.5cm" svg:x="9.1cm" svg:y="14.6cm">
          <text:p text:style-name="P3">answer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3" draw:layer="layout" svg:x1="10.4cm" svg:y1="17.1cm" svg:x2="10.5cm" svg:y2="16cm">
          <text:p/>
        </draw:line>
        <draw:ellipse draw:style-name="gr1" draw:text-style-name="P3" draw:layer="layout" svg:width="1.4cm" svg:height="1cm" svg:x="9.6cm" svg:y="17cm">
          <text:p text:style-name="P3">end</text:p>
        </draw:ellipse>
        <draw:line draw:style-name="gr3" draw:text-style-name="P3" draw:layer="layout" svg:x1="10cm" svg:y1="6.1cm" svg:x2="10cm" svg:y2="5.7cm">
          <text:p/>
        </draw:line>
        <draw:line draw:style-name="gr3" draw:text-style-name="P3" draw:layer="layout" svg:x1="10cm" svg:y1="4.3cm" svg:x2="10cm" svg:y2="3.7cm">
          <text:p/>
        </draw:line>
        <draw:line draw:style-name="gr3" draw:text-style-name="P3" draw:layer="layout" svg:x1="10cm" svg:y1="2.6cm" svg:x2="10cm" svg:y2="2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2-04T01:06:20.66</meta:creation-date>
    <dc:date>2018-02-04T01:18:58.36</dc:date>
    <meta:editing-duration>PT12M37S</meta:editing-duration>
    <meta:editing-cycles>1</meta:editing-cycles>
    <meta:document-statistic meta:object-count="27"/>
    <meta:generator>OpenOffice/4.1.3$Win32 OpenOffice.org_project/413m1$Build-9783</meta:generator>
  </office:meta>
</office:document-meta>
</file>